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getAttrs( Element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isHidden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FirstChildElementNS( Node parent , String [ ] [ ] elemNam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.getFirstChildElement( Node parent , String elemName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FirstChildElementNS( Node parent , String uri , String localp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NextVisibleSiblingElement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LastVisibleChildElement( Node parent , Hashtable hiddenNo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Attr( Element elem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setHidden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LastChildElement( Node parent , String elemName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FirstVisibleChildElement( Node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createLSException( short code , Throwable cau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getLocalName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.getNextSiblingElementNS( Node node , String uri , String localp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Fir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getFirstChildElement( Node parent , String elem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Util.DOM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Util.getNam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copyInto( Node src , Node des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DOMUtil.getLastVisibleChildElement( Node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Value( Attr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isHidden( Node node , Hashtable hidden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AttrValueNS( Element elem , String ns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AttrNS( Element elem , String ns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Parent( Element 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NextSiblingElement( Node node , String elemName , String attrName , String attr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NamespaceURI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NextSiblingElement( Node node , String elemNames [ ]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SyntheticAnnotation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Annotation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Prefix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LastChildElement( Node parent , String elem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Util.setVisible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NextSiblingElement( Node node , String elem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Util.getNextSiblingElemen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owableMethods.Throwable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Util.getNextSiblingElementNS( Node node , String [ ] [ ] elemNam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.getLastChildElement( Node parent , String elemName , String attrName , String attr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FirstVisibleChildElement( Node parent , Hashtable hiddenNo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Document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AttrValue( Element elem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LastChildElementNS( Node parent , String [ ] [ ] elemNam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.setVisible( Node node , Hashtable hidden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FirstChildElement( Node parent , String elemName , String attrName , String attr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La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createDOMException( short code , Throwable cau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getRoo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getNextVisibleSiblingElement( Node node , Hashtable hiddenNod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setHidden( Node node , Hashtable hidden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LastChildElementNS( Node parent , String uri , String localp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getChildText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